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00000006D261B31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iveau n°3 <text:s text:c="22"/>Exercice n°2</text:span></text:p><text:p text:style-name="P2">Afin de réduire les déchets d'emballages et le gaspillage alimentaire, une épicerie vend des produits au détail. Julie a payé 3,90 euros pour 1,2kg de riz</text:p><text:p text:style-name="P2"/><text:p text:style-name="P2">1) Quel est le prix de 4kg de riz ?</text:p><text:p text:style-name="P2"/><text:p text:style-name="P2">2) Calcule la quantité de riz acheté avec 6,50 euros.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3 <text:s text:c="22"/>Exercice n°1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2">Dans une recette de pâtes à crêpes, il est prévu d'utiliser 300g de farine pour 6 personnes. </text:p><text:p text:style-name="P2"/><text:p text:style-name="P2">1) Nous sommes cinq à la maison, quelle quantité de farine sera nécessaire ?</text:p><text:p text:style-name="P2"/><text:p text:style-name="P2">2) Je n'ai que 200g de farine dans mon placard, je peux donc réaliser ma recette pour combien de personnes ? </text:p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2">Un automobiliste achète de l'essence dans une station service.</text:p><text:p text:style-name="P2">Il prend 30L et paye 45 euro.</text:p><text:p text:style-name="P2"/><text:p text:style-name="P2">1) Quelques secondes plus tard, un autre acheteur prend 43L d'essence. Quel prix va-t-il payé ?</text:p><text:p text:style-name="P2"/><text:p text:style-name="P2">2) Dans mon budget mensuel, je prévois 40 euros pour acheter le carburant. Avec ces 40 euros combien de litres d'essence puis-je acheter ?</text:p></draw:text-box></draw:frame>Guillaume effectue des travaux de jardinage. Il est payé à l'heure. Cette semaine, pour 20h de travail, il a gagné 213 euros.</text:p><text:p text:style-name="P2"/><text:p text:style-name="P2">1) La semaine prochaine, il prévoit de travailler 17h. Quelle somme d'agent va-t-il gagner ?</text:p><text:p text:style-name="P2"/><text:p text:style-name="P2">2) La semaine encore après il a travaillé sans compter ses heures et il a reçu <text:s/>244,95 euros. Combien d'heures a-t-il travaillé ?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29T18:12:40.29</dc:date>
    <meta:editing-duration>PT1H37M26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17" meta:word-count="230" meta:character-count="1370"/>
  </office:meta>
</office:document-meta>
</file>